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T6" style:parent-style-name="Policepardéfaut" style:family="text">
      <style:text-properties fo:font-weight="bold" style:font-weight-asian="bold" style:font-weight-complex="bold"/>
    </style:style>
    <style:style style:name="P7" style:parent-style-name="Normal" style:list-style-name="LFO1" style:family="paragraph"/>
    <style:style style:name="T8" style:parent-style-name="Policepardéfaut" style:family="text">
      <style:text-properties fo:font-weight="bold" style:font-weight-asian="bold" style:font-weight-complex="bold"/>
    </style:style>
    <style:style style:name="P9" style:parent-style-name="Normal" style:list-style-name="LFO1" style:family="paragraph"/>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P13" style:parent-style-name="Normal" style:family="paragraph">
      <style:paragraph-properties fo:margin-bottom="0in" fo:line-height="100%"/>
      <style:text-properties style:font-name="Ubuntu Mono" style:font-name-asian="Times New Roman" style:font-name-complex="Times New Roman" fo:color="#FF0000" style:letter-kerning="false" fo:font-size="10.5pt" style:font-size-asian="10.5pt" style:font-size-complex="10.5pt" fo:background-color="#000000" fo:language="en" fo:country="US" style:language-asian="fr" style:country-asian="FR"/>
    </style:style>
    <style:style style:name="P14" style:parent-style-name="Normal" style:family="paragraph">
      <style:paragraph-properties fo:margin-bottom="0in" fo:line-height="100%"/>
      <style:text-properties style:font-name="Ubuntu Mono" style:font-name-asian="Times New Roman" style:font-name-complex="Times New Roman" fo:color="#FF0000" style:letter-kerning="false" fo:font-size="10.5pt" style:font-size-asian="10.5pt" style:font-size-complex="10.5pt" fo:background-color="#000000" fo:language="en" fo:country="US" style:language-asian="fr" style:country-asian="FR"/>
    </style:style>
    <style:style style:name="P15" style:parent-style-name="Normal" style:family="paragraph">
      <style:paragraph-properties fo:margin-bottom="0in" fo:line-height="100%"/>
      <style:text-properties style:font-name="Ubuntu Mono" style:font-name-asian="Times New Roman" style:font-name-complex="Times New Roman" fo:color="#FF0000" style:letter-kerning="false" fo:font-size="10.5pt" style:font-size-asian="10.5pt" style:font-size-complex="10.5pt" fo:background-color="#000000" fo:language="en" fo:country="US" style:language-asian="fr" style:country-asian="FR"/>
    </style:style>
    <style:style style:name="P16" style:parent-style-name="Normal" style:family="paragraph">
      <style:paragraph-properties fo:margin-bottom="0in" fo:line-height="100%"/>
    </style:style>
    <style:style style:name="T17" style:parent-style-name="Policepardéfaut" style:family="text">
      <style:text-properties style:font-name="Ubuntu Mono" style:font-name-asian="Times New Roman" style:font-name-complex="Times New Roman" fo:color="#FF0000" style:letter-kerning="false" fo:font-size="10.5pt" style:font-size-asian="10.5pt" style:font-size-complex="10.5pt" fo:background-color="#000000" fo:language="en" fo:country="US" style:language-asian="fr" style:country-asian="FR"/>
    </style:style>
    <style:style style:name="T18" style:parent-style-name="Policepardéfaut" style:family="text">
      <style:text-properties style:font-name="Ubuntu Mono" style:font-name-asian="Times New Roman" style:font-name-complex="Times New Roman" fo:color="#FF0000" style:letter-kerning="false" fo:font-size="10.5pt" style:font-size-asian="10.5pt" style:font-size-complex="10.5pt" fo:background-color="#000000" style:language-asian="fr" style:country-asian="FR"/>
    </style:style>
    <style:style style:name="P19" style:parent-style-name="Normal" style:family="paragraph">
      <style:paragraph-properties fo:margin-bottom="0in" fo:line-height="100%"/>
      <style:text-properties style:font-name="Ubuntu Mono" style:font-name-asian="Times New Roman" style:font-name-complex="Times New Roman" fo:color="#FF0000" style:letter-kerning="false" fo:font-size="10.5pt" style:font-size-asian="10.5pt" style:font-size-complex="10.5pt" fo:background-color="#000000" style:language-asian="fr" style:country-asian="FR"/>
    </style:style>
    <style:style style:name="P20" style:parent-style-name="Normal" style:family="paragraph">
      <style:text-properties style:font-name="Ubuntu Mono" style:font-name-asian="Times New Roman" style:font-name-complex="Times New Roman" fo:color="#FF0000" style:letter-kerning="false" fo:font-size="10.5pt" style:font-size-asian="10.5pt" style:font-size-complex="10.5pt" fo:background-color="#000000" style:language-asian="fr" style:country-asian="FR"/>
    </style:style>
    <style:style style:name="P21" style:parent-style-name="Normal" style:family="paragraph">
      <style:text-properties style:font-name="Ubuntu Mono" style:font-name-asian="Times New Roman" style:font-name-complex="Times New Roman" fo:color="#FF0000" style:letter-kerning="false" fo:font-size="10.5pt" style:font-size-asian="10.5pt" style:font-size-complex="10.5pt" fo:background-color="#000000" style:language-asian="fr" style:country-asian="FR"/>
    </style:style>
    <style:style style:name="T22" style:parent-style-name="Policepardéfaut" style:family="text">
      <style:text-properties fo:font-weight="bold" style:font-weight-asian="bold" style:font-weight-complex="bold"/>
    </style:style>
    <style:style style:name="P23" style:parent-style-name="Normal" style:family="paragraph">
      <style:paragraph-properties fo:margin-bottom="0in" fo:line-height="100%"/>
      <style:text-properties style:font-name="Ubuntu Mono" style:font-name-asian="Times New Roman" style:font-name-complex="Times New Roman" fo:color="#00A67D" style:letter-kerning="false" fo:font-size="10.5pt" style:font-size-asian="10.5pt" style:font-size-complex="10.5pt" fo:background-color="#000000" fo:language="en" fo:country="US" style:language-asian="fr" style:country-asian="FR"/>
    </style:style>
    <style:style style:name="P24" style:parent-style-name="Normal" style:family="paragraph">
      <style:paragraph-properties fo:margin-bottom="0in" fo:line-height="100%"/>
      <style:text-properties style:font-name="Ubuntu Mono" style:font-name-asian="Times New Roman" style:font-name-complex="Times New Roman" fo:color="#00A67D" style:letter-kerning="false" fo:font-size="10.5pt" style:font-size-asian="10.5pt" style:font-size-complex="10.5pt" fo:background-color="#000000" fo:language="en" fo:country="US" style:language-asian="fr" style:country-asian="FR"/>
    </style:style>
    <style:style style:name="P25" style:parent-style-name="Normal" style:family="paragraph">
      <style:paragraph-properties fo:margin-bottom="0in" fo:line-height="100%"/>
      <style:text-properties style:font-name="Ubuntu Mono" style:font-name-asian="Times New Roman" style:font-name-complex="Times New Roman" fo:color="#00A67D" style:letter-kerning="false" fo:font-size="10.5pt" style:font-size-asian="10.5pt" style:font-size-complex="10.5pt" fo:background-color="#000000" fo:language="en" fo:country="US" style:language-asian="fr" style:country-asian="FR"/>
    </style:style>
    <style:style style:name="P26" style:parent-style-name="Normal" style:family="paragraph">
      <style:paragraph-properties fo:margin-bottom="0in" fo:line-height="100%"/>
      <style:text-properties style:font-name="Ubuntu Mono" style:font-name-asian="Times New Roman" style:font-name-complex="Times New Roman" fo:color="#00A67D" style:letter-kerning="false" fo:font-size="10.5pt" style:font-size-asian="10.5pt" style:font-size-complex="10.5pt" fo:background-color="#000000" fo:language="en" fo:country="US" style:language-asian="fr" style:country-asian="FR"/>
    </style:style>
    <style:style style:name="T27" style:parent-style-name="Policepardéfaut" style:family="text">
      <style:text-properties style:font-name="Ubuntu Mono" style:font-name-asian="Times New Roman" style:font-name-complex="Times New Roman" fo:color="#00A67D" style:letter-kerning="false" fo:font-size="10.5pt" style:font-size-asian="10.5pt" style:font-size-complex="10.5pt" fo:background-color="#000000" fo:language="en" fo:country="US" style:language-asian="fr" style:country-asian="FR"/>
    </style:style>
    <style:style style:name="T28" style:parent-style-name="Policepardéfaut" style:family="text">
      <style:text-properties style:font-name="Ubuntu Mono" style:font-name-asian="Times New Roman" style:font-name-complex="Times New Roman" fo:color="#00A67D" style:letter-kerning="false" fo:font-size="10.5pt" style:font-size-asian="10.5pt" style:font-size-complex="10.5pt" fo:background-color="#000000" style:language-asian="fr" style:country-asian="FR"/>
    </style:style>
    <style:style style:name="P29" style:parent-style-name="Normal" style:family="paragraph">
      <style:text-properties style:font-name="Ubuntu Mono" style:font-name-asian="Times New Roman" style:font-name-complex="Times New Roman" fo:color="#00A67D" style:letter-kerning="false" fo:font-size="10.5pt" style:font-size-asian="10.5pt" style:font-size-complex="10.5pt" fo:background-color="#000000" style:language-asian="fr" style:country-asian="FR"/>
    </style:style>
    <style:style style:name="P30" style:parent-style-name="Normal" style:family="paragraph">
      <style:paragraph-properties fo:text-align="justify"/>
    </style:style>
    <style:style style:name="T31" style:parent-style-name="Policepardéfaut" style:family="text">
      <style:text-properties fo:font-weight="bold" style:font-weight-asian="bold" style:font-weight-complex="bold" fo:font-size="16pt" style:font-size-asian="16pt" style:font-size-complex="16pt"/>
    </style:style>
    <style:style style:name="P32" style:parent-style-name="Normal" style:family="paragraph">
      <style:paragraph-properties fo:text-align="justify"/>
    </style:style>
    <style:style style:name="T33" style:parent-style-name="Policepardéfaut" style:family="text">
      <style:text-properties fo:font-size="12pt" style:font-size-asian="12pt" style:font-size-complex="12pt"/>
    </style:style>
    <style:style style:name="T34" style:parent-style-name="Policepardéfaut" style:family="text">
      <style:text-properties fo:font-weight="bold" style:font-weight-asian="bold" style:font-weight-complex="bold" fo:font-size="12pt" style:font-size-asian="12pt" style:font-size-complex="12pt"/>
    </style:style>
    <style:style style:name="T35" style:parent-style-name="Policepardéfaut" style:family="text">
      <style:text-properties fo:font-size="12pt" style:font-size-asian="12pt" style:font-size-complex="12pt"/>
    </style:style>
    <style:style style:name="T36" style:parent-style-name="Policepardéfaut" style:family="text">
      <style:text-properties fo:font-weight="bold" style:font-weight-asian="bold" style:font-weight-complex="bold" fo:font-size="12pt" style:font-size-asian="12pt" style:font-size-complex="12pt"/>
    </style:style>
    <style:style style:name="T37" style:parent-style-name="Policepardéfaut" style:family="text">
      <style:text-properties fo:font-size="12pt" style:font-size-asian="12pt" style:font-size-complex="12pt"/>
    </style:style>
    <style:style style:name="T38" style:parent-style-name="Policepardéfaut" style:family="text">
      <style:text-properties fo:font-weight="bold" style:font-weight-asian="bold" style:font-weight-complex="bold" fo:font-size="12pt" style:font-size-asian="12pt" style:font-size-complex="12pt"/>
    </style:style>
    <style:style style:name="T39" style:parent-style-name="Policepardéfaut" style:family="text">
      <style:text-properties fo:font-size="12pt" style:font-size-asian="12pt" style:font-size-complex="12pt"/>
    </style:style>
    <style:style style:name="P40"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41" style:parent-style-name="Normal" style:family="paragraph">
      <style:paragraph-properties fo:text-align="justify"/>
    </style:style>
    <style:style style:name="T42" style:parent-style-name="Policepardéfaut" style:family="text">
      <style:text-properties fo:font-size="12pt" style:font-size-asian="12pt" style:font-size-complex="12pt"/>
    </style:style>
    <style:style style:name="T43" style:parent-style-name="Policepardéfaut" style:family="text">
      <style:text-properties fo:font-weight="bold" style:font-weight-asian="bold" style:font-weight-complex="bold" fo:font-size="12pt" style:font-size-asian="12pt" style:font-size-complex="12pt"/>
    </style:style>
    <style:style style:name="T44" style:parent-style-name="Policepardéfaut" style:family="text">
      <style:text-properties fo:font-size="12pt" style:font-size-asian="12pt" style:font-size-complex="12pt"/>
    </style:style>
    <style:style style:name="P45"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46" style:parent-style-name="Normal" style:family="paragraph">
      <style:paragraph-properties fo:text-align="justify"/>
    </style:style>
    <style:style style:name="T47" style:parent-style-name="Policepardéfaut" style:family="text">
      <style:text-properties fo:font-size="12pt" style:font-size-asian="12pt" style:font-size-complex="12pt"/>
    </style:style>
    <style:style style:name="T48" style:parent-style-name="Policepardéfaut" style:family="text">
      <style:text-properties fo:font-weight="bold" style:font-weight-asian="bold" style:font-weight-complex="bold" fo:font-size="12pt" style:font-size-asian="12pt" style:font-size-complex="12pt"/>
    </style:style>
    <style:style style:name="T49" style:parent-style-name="Policepardéfaut" style:family="text">
      <style:text-properties fo:font-size="12pt" style:font-size-asian="12pt" style:font-size-complex="12pt"/>
    </style:style>
    <style:style style:name="P50"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51" style:parent-style-name="Normal" style:family="paragraph">
      <style:paragraph-properties fo:text-align="justify"/>
    </style:style>
    <style:style style:name="T52" style:parent-style-name="Policepardéfaut" style:family="text">
      <style:text-properties fo:font-size="12pt" style:font-size-asian="12pt" style:font-size-complex="12pt"/>
    </style:style>
    <style:style style:name="T53" style:parent-style-name="Policepardéfaut" style:family="text">
      <style:text-properties fo:font-weight="bold" style:font-weight-asian="bold" style:font-weight-complex="bold" fo:font-size="12pt" style:font-size-asian="12pt" style:font-size-complex="12pt"/>
    </style:style>
    <style:style style:name="T54" style:parent-style-name="Policepardéfaut" style:family="text">
      <style:text-properties fo:font-size="12pt" style:font-size-asian="12pt" style:font-size-complex="12pt"/>
    </style:style>
    <style:style style:name="T55" style:parent-style-name="Policepardéfaut" style:family="text">
      <style:text-properties fo:font-weight="bold" style:font-weight-asian="bold" style:font-weight-complex="bold" fo:font-size="12pt" style:font-size-asian="12pt" style:font-size-complex="12pt"/>
    </style:style>
    <style:style style:name="T56" style:parent-style-name="Policepardéfaut" style:family="text">
      <style:text-properties fo:font-size="12pt" style:font-size-asian="12pt" style:font-size-complex="12pt"/>
    </style:style>
    <style:style style:name="P57"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58" style:parent-style-name="Normal" style:family="paragraph">
      <style:paragraph-properties fo:text-align="justify"/>
    </style:style>
    <style:style style:name="T59" style:parent-style-name="Policepardéfaut" style:family="text">
      <style:text-properties fo:font-size="12pt" style:font-size-asian="12pt" style:font-size-complex="12pt"/>
    </style:style>
    <style:style style:name="T60" style:parent-style-name="Policepardéfaut" style:family="text">
      <style:text-properties fo:font-weight="bold" style:font-weight-asian="bold" style:font-weight-complex="bold" fo:font-size="12pt" style:font-size-asian="12pt" style:font-size-complex="12pt"/>
    </style:style>
    <style:style style:name="T61" style:parent-style-name="Policepardéfaut" style:family="text">
      <style:text-properties fo:font-size="12pt" style:font-size-asian="12pt" style:font-size-complex="12pt"/>
    </style:style>
    <style:style style:name="P62" style:parent-style-name="Paragraphedeliste" style:list-style-name="LFO2" style:family="paragraph">
      <style:paragraph-properties fo:text-align="justify"/>
      <style:text-properties fo:font-weight="bold" style:font-weight-asian="bold" style:font-weight-complex="bold" fo:font-size="12pt" style:font-size-asian="12pt" style:font-size-complex="12pt"/>
    </style:style>
    <style:style style:name="P63" style:parent-style-name="Normal" style:family="paragraph">
      <style:paragraph-properties fo:text-align="justify"/>
    </style:style>
    <style:style style:name="T64" style:parent-style-name="Policepardéfaut" style:family="text">
      <style:text-properties fo:font-size="12pt" style:font-size-asian="12pt" style:font-size-complex="12pt"/>
    </style:style>
    <style:style style:name="T65" style:parent-style-name="Policepardéfaut" style:family="text">
      <style:text-properties fo:font-weight="bold" style:font-weight-asian="bold" style:font-weight-complex="bold" fo:font-size="12pt" style:font-size-asian="12pt" style:font-size-complex="12pt"/>
    </style:style>
    <style:style style:name="T66" style:parent-style-name="Policepardéfaut" style:family="text">
      <style:text-properties fo:font-size="12pt" style:font-size-asian="12pt" style:font-size-complex="12pt"/>
    </style:style>
    <style:style style:name="T67" style:parent-style-name="Policepardéfaut" style:family="text">
      <style:text-properties fo:font-weight="bold" style:font-weight-asian="bold" style:font-weight-complex="bold" fo:font-size="12pt" style:font-size-asian="12pt" style:font-size-complex="12pt"/>
    </style:style>
    <style:style style:name="T68" style:parent-style-name="Policepardéfaut" style:family="text">
      <style:text-properties fo:font-size="12pt" style:font-size-asian="12pt" style:font-size-complex="12pt"/>
    </style:style>
    <style:style style:name="T69" style:parent-style-name="Policepardéfaut" style:family="text">
      <style:text-properties fo:font-weight="bold" style:font-weight-asian="bold" style:font-weight-complex="bold" fo:font-size="12pt" style:font-size-asian="12pt" style:font-size-complex="12pt"/>
    </style:style>
    <style:style style:name="T70" style:parent-style-name="Policepardéfaut" style:family="text">
      <style:text-properties fo:font-size="12pt" style:font-size-asian="12pt" style:font-size-complex="12pt"/>
    </style:style>
    <style:style style:name="T71" style:parent-style-name="Policepardéfaut" style:family="text">
      <style:text-properties fo:font-weight="bold" style:font-weight-asian="bold" style:font-weight-complex="bold"/>
    </style:style>
    <style:style style:name="T72" style:parent-style-name="Policepardéfaut" style:family="text">
      <style:text-properties fo:font-weight="bold" style:font-weight-asian="bold" style:font-weight-complex="bold"/>
    </style:style>
    <style:style style:name="T73" style:parent-style-name="Policepardéfaut" style:family="text">
      <style:text-properties fo:font-weight="bold" style:font-weight-asian="bold" style:font-weight-complex="bold"/>
    </style:style>
    <style:style style:name="T74" style:parent-style-name="Policepardéfaut" style:family="text">
      <style:text-properties fo:font-weight="bold" style:font-weight-asian="bold" style:font-weight-complex="bold"/>
    </style:style>
    <style:style style:name="T75" style:parent-style-name="Policepardéfaut" style:family="text">
      <style:text-properties fo:font-weight="bold" style:font-weight-asian="bold" style:font-weight-complex="bold"/>
    </style:style>
    <style:style style:name="T76" style:parent-style-name="Policepardéfaut" style:family="text">
      <style:text-properties fo:font-weight="bold" style:font-weight-asian="bold" style:font-weight-complex="bold"/>
    </style:style>
    <style:style style:name="T77" style:parent-style-name="Policepardéfaut" style:family="text">
      <style:text-properties fo:font-weight="bold" style:font-weight-asian="bold" style:font-weight-complex="bold"/>
    </style:style>
    <style:style style:name="T78" style:parent-style-name="Policepardéfaut" style:family="text">
      <style:text-properties fo:font-weight="bold" style:font-weight-asian="bold" style:font-weight-complex="bold"/>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P88" style:parent-style-name="Normal" style:list-style-name="LFO3" style:family="paragraph"/>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P91" style:parent-style-name="Normal" style:list-style-name="LFO3" style:family="paragraph"/>
    <style:style style:name="T92" style:parent-style-name="Policepardéfaut" style:family="text">
      <style:text-properties fo:font-weight="bold" style:font-weight-asian="bold" style:font-weight-complex="bold"/>
    </style:style>
    <style:style style:name="P93" style:parent-style-name="Normal" style:list-style-name="LFO3" style:family="paragraph"/>
    <style:style style:name="T94" style:parent-style-name="Policepardéfaut" style:family="text">
      <style:text-properties fo:font-weight="bold" style:font-weight-asian="bold" style:font-weight-complex="bold"/>
    </style:style>
    <style:style style:name="P95" style:parent-style-name="Normal" style:list-style-name="LFO3" style:family="paragraph"/>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T98" style:parent-style-name="Policepardéfaut" style:family="text">
      <style:text-properties fo:font-weight="bold" style:font-weight-asian="bold" style:font-weight-complex="bold"/>
    </style:style>
    <style:style style:name="T99" style:parent-style-name="Policepardéfaut" style:family="text">
      <style:text-properties fo:font-weight="bold" style:font-weight-asian="bold" style:font-weight-complex="bold"/>
    </style:style>
    <style:style style:name="T100" style:parent-style-name="Policepardéfaut" style:family="text">
      <style:text-properties fo:font-weight="bold" style:font-weight-asian="bold" style:font-weight-complex="bold"/>
    </style:style>
    <style:style style:name="P101" style:parent-style-name="Normal" style:family="paragraph">
      <style:text-properties text:display="none"/>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text:span text:style-name="T2">Introduction</text:span></text:p>
      <text:p text:style-name="Normal">Dans le cadre de ce projet, l'objectif principal était d'explorer et de visualiser les équipements utilisés par différents artistes dans le domaine de la musique. L'idée était de collecter des données pertinentes sur les instruments et équipements musicaux utilisés par les artistes, puis de les analyser et de les présenter de manière visuelle et interactive. Plus précisément, le projet visait à :</text:p>
      <text:list text:style-name="LFO1" text:continue-numbering="true">
        <text:list-item>
          <text:p text:style-name="P3"><text:span text:style-name="T4">Récupérer les Équipements des Artistes</text:span><text:s/>: La première étape consistait à collecter des informations détaillées sur les équipements et instruments utilisés par les artistes. Cela inclut des données sur les types d'instruments, les marques, et d'autres spécificités liées à l'équipement musical.</text:p>
        </text:list-item>
        <text:list-item>
          <text:p text:style-name="P5"><text:span text:style-name="T6">Visualisation par Genre</text:span><text:s/>: Une fois les données collectées, l'objectif était de les organiser et de les visualiser en fonction du genre musical des artistes. Cela permettrait d'identifier des tendances ou des préférences spécifiques en matière d'équipement pour chaque genre musical.</text:p>
        </text:list-item>
        <text:list-item>
          <text:p text:style-name="P7"><text:span text:style-name="T8">Analyse de la Popularité</text:span><text:s/>: En plus de classer les équipements par genre, le projet visait également à analyser et à visualiser les équipements en fonction de la popularité des artistes qui les utilisent. Cela pourrait révéler des insights intéressants sur les instruments préférés des artistes les plus populaires.</text:p>
        </text:list-item>
        <text:list-item>
          <text:p text:style-name="P9"><text:span text:style-name="T10">Recherche d'Instrument</text:span><text:s/>: Enfin, le projet visait à offrir une fonctionnalité permettant de rechercher un instrument spécifique et de visualiser les artistes qui l'utilisent. Cela pourrait être utile pour les musiciens cherchant à s'inspirer d'artistes renommés utilisant un instrument particulier.</text:p>
        </text:list-item>
      </text:list>
      <text:p text:style-name="Normal">En somme, ce projet visait à créer une plateforme analytique et visuelle permettant d'explorer les équipements musicaux des artistes de manière approfondie et intuitive.</text:p>
      <text:p text:style-name="Normal"/>
      <text:p text:style-name="Normal"><text:span text:style-name="T11">Étape 1 : Récupération des Données</text:span></text:p>
      <text:p text:style-name="Normal">Afin de réaliser une analyse approfondie des équipements musicaux utilisés par les artistes, la première étape cruciale du projet consistait à collecter et à structurer les données nécessaires. Pour ce faire, des requêtes SPARQL ont été utilisées pour interroger la base de données de Wasabi et extraire des informations pertinentes.</text:p>
      <text:p text:style-name="Normal"><text:span text:style-name="T12">1. Récupération des Genres Musicaux :</text:span><text:s/>La première requête SPARQL visait à récupérer les différents genres musicaux ainsi que le nombre d'artistes associés à chaque genre. La requête a été formulée comme suit :</text:p>
      <text:p text:style-name="P13">PREFIX schema: &lt;http://schema.org/&gt;<text:s/></text:p>
      <text:p text:style-name="P14"><text:s text:c="4"/>SELECT ?genre (COUNT(?artist) AS ?totalGenre) FROM &lt;http://ns.inria.fr/wasabi/graph/artists&gt;</text:p>
      <text:p text:style-name="P15"><text:s text:c="4"/>WHERE {</text:p>
      <text:p text:style-name="P16"><text:span text:style-name="T17"><text:s text:c="8"/></text:span><text:span text:style-name="T18">?artist schema:genre ?genre .</text:span></text:p>
      <text:p text:style-name="P19"><text:s text:c="4"/>}</text:p>
      <text:p text:style-name="P20"><text:s text:c="4"/>GROUP BY ?genre</text:p>
      <text:p text:style-name="P21"/>
      <text:p text:style-name="Normal"><text:span text:style-name="T22">2. Récupération des Équipements des Artistes :</text:span><text:s/>La seconde requête SPARQL avait pour objectif de récupérer les pages d'équipements associées à chaque artiste. Cette requête était structurée comme suit :</text:p>
      <text:soft-page-break/>
      <text:p text:style-name="P23">PREFIX wsb: &lt;http://ns.inria.fr/wasabi/ontology/&gt;<text:s/></text:p>
      <text:p text:style-name="P24"><text:s text:c="4"/>SELECT ?artist ?equipmentPage FROM &lt;http://ns.inria.fr/wasabi/graph/artists&gt;</text:p>
      <text:p text:style-name="P25"><text:s text:c="4"/>WHERE {</text:p>
      <text:p text:style-name="P26"><text:s text:c="8"/>?artist wsb:equipBoard_page ?equipmentPage .</text:p>
      <text:p text:style-name="Normal"><text:span text:style-name="T27"><text:s text:c="4"/></text:span><text:span text:style-name="T28">}</text:span></text:p>
      <text:p text:style-name="P29"/>
      <text:p text:style-name="P30"><text:span text:style-name="T31">Étape 2 : Extraction des Informations sur les Équipements</text:span></text:p>
      <text:p text:style-name="P32"><text:span text:style-name="T33">Après avoir récupéré les URLs des pages d'équipements des artistes, la prochaine étape consistait à extraire des informations spécifiques sur chaque équipement depuis ces pages. Pour ce faire, un script en Python a été écrit en utilisant les bibliothèques<text:s/></text:span><text:span text:style-name="T34">aiohttp</text:span><text:span text:style-name="T35"><text:s/>pour les requêtes asynchrones,<text:s/></text:span><text:span text:style-name="T36">BeautifulSoup</text:span><text:span text:style-name="T37"><text:s/>pour le parsing HTML, et<text:s/></text:span><text:span text:style-name="T38">json</text:span><text:span text:style-name="T39"><text:s/>pour la manipulation des données.</text:span></text:p>
      <text:list text:style-name="LFO2" text:continue-numbering="true">
        <text:list-item>
          <text:p text:style-name="P40">Extraction du Nom de l'Artiste<text:s/></text:p>
        </text:list-item>
      </text:list>
      <text:p text:style-name="P41"><text:span text:style-name="T42">Une fonction<text:s/></text:span><text:span text:style-name="T43">extract_artist_name(url)</text:span><text:span text:style-name="T44"><text:s/>a été créée pour extraire le nom de l'artiste à partir de l'URL de la page d'équipement.</text:span></text:p>
      <text:list text:style-name="LFO2" text:continue-numbering="true">
        <text:list-item>
          <text:p text:style-name="P45">Requêtes Asynchrones<text:s/></text:p>
        </text:list-item>
      </text:list>
      <text:p text:style-name="P46"><text:span text:style-name="T47">La fonction<text:s/></text:span><text:span text:style-name="T48">fetch(session, url, headers)</text:span><text:span text:style-name="T49"><text:s/>a été utilisée pour effectuer des requêtes GET asynchrones aux URLs des pages d'équipement. Des tentatives de reconnexion ont été mises en place en cas d'erreur de requête.</text:span></text:p>
      <text:list text:style-name="LFO2" text:continue-numbering="true">
        <text:list-item>
          <text:p text:style-name="P50">Extraction des Informations sur l'Équipement</text:p>
        </text:list-item>
      </text:list>
      <text:p text:style-name="P51"><text:span text:style-name="T52">La fonction<text:s/></text:span><text:span text:style-name="T53">extract_equipment_info(session, equipment_url)</text:span><text:span text:style-name="T54"><text:s/>a été conçue pour extraire des informations telles que le nom du produit, le type de produit, l'image du produit, et les liens d'achat à partir de chaque page d'équipement. Cette fonction utilise<text:s/></text:span><text:span text:style-name="T55">BeautifulSoup</text:span><text:span text:style-name="T56"><text:s/>pour analyser le contenu HTML de la page et extraire les informations nécessaires.</text:span></text:p>
      <text:list text:style-name="LFO2" text:continue-numbering="true">
        <text:list-item>
          <text:p text:style-name="P57">Gestion des Erreurs<text:s/></text:p>
        </text:list-item>
      </text:list>
      <text:p text:style-name="P58"><text:span text:style-name="T59">Des mécanismes de gestion des erreurs ont été intégrés pour enregistrer les URLs qui n'ont pas pu être traitées correctement dans un fichier<text:s/></text:span><text:span text:style-name="T60">failed_urls.txt</text:span><text:span text:style-name="T61">.</text:span></text:p>
      <text:list text:style-name="LFO2" text:continue-numbering="true">
        <text:list-item>
          <text:p text:style-name="P62">Exécution Asynchrone</text:p>
        </text:list-item>
      </text:list>
      <text:p text:style-name="P63"><text:span text:style-name="T64">La fonction<text:s/></text:span><text:span text:style-name="T65">main()</text:span><text:span text:style-name="T66"><text:s/>charge les URLs des équipements à partir du fichier<text:s/></text:span><text:span text:style-name="T67">equipments_types.json</text:span><text:span text:style-name="T68">, extrait les informations en parallèle à l'aide de tâches asynchrones, et sauvegarde les résultats dans un fichier<text:s/></text:span><text:span text:style-name="T69">scraped_data.json</text:span><text:span text:style-name="T70">.</text:span></text:p>
      <text:p text:style-name="Normal"/>
      <text:p text:style-name="Normal"><text:span text:style-name="T71">Étape 3 : Tri et Comptage des Données sur les Équipements</text:span></text:p>
      <text:p text:style-name="Normal">Une fois les données sur les équipements extraites, l'étape suivante consistait à trier, compter et structurer ces données pour une analyse ultérieure. Un script en Python a été écrit pour accomplir ces tâches.</text:p>
      <text:soft-page-break/>
      <text:p text:style-name="Normal"><text:span text:style-name="T72">1. Chargement des Données :</text:span><text:s/>Les données extraites précédemment depuis les pages d'équipement ont été chargées à partir du fichier<text:s/><text:span text:style-name="T73">scraped_data.json</text:span>.</text:p>
      <text:p text:style-name="Normal"><text:span text:style-name="T74">2. Tri des Données par Genre :</text:span><text:s/>Un dictionnaire<text:s/><text:span text:style-name="T75">sorted_data</text:span><text:s/>a été créé pour stocker les données triées par genre d'équipement. De plus, deux autres dictionnaires,<text:s/><text:span text:style-name="T76">genre_counts</text:span><text:s/>et<text:s/><text:span text:style-name="T77">equipment_counts</text:span>, ont été utilisés pour compter le nombre d'artistes par genre et le nombre d'équipements par genre, respectivement.</text:p>
      <text:p text:style-name="Normal"><text:span text:style-name="T78">3. Comptage des Équipements :</text:span><text:s/>Pour chaque élément dans les données extraites, le script vérifie si le type de produit et le nom du produit sont non nuls. Si c'est le cas, il ajoute l'élément au dictionnaire<text:s/><text:span text:style-name="T79">sorted_data</text:span>, met à jour le comptage des genres dans<text:s/><text:span text:style-name="T80">genre_counts</text:span>, et compte également le nombre d'occurrences de chaque équipement dans<text:s/><text:span text:style-name="T81">equipment_counts</text:span>.</text:p>
      <text:p text:style-name="Normal"><text:span text:style-name="T82">4. Sauvegarde des Résultats :</text:span><text:s/>Les données triées, les comptes de genre, et les comptes d'équipement sont ensuite sauvegardés dans des fichiers JSON distincts (<text:span text:style-name="T83">sorted_data.json</text:span>,<text:s/><text:span text:style-name="T84">genre_counts.json</text:span>, et<text:s/><text:span text:style-name="T85">equipment_counts.json</text:span>) pour une utilisation ultérieure.</text:p>
      <text:p text:style-name="Normal"/>
      <text:p text:style-name="Normal"/>
      <text:p text:style-name="Normal"><text:span text:style-name="T86">Étape 4 : Visualisation des Données</text:span></text:p>
      <text:p text:style-name="Normal">Après avoir trié et compté les données, l'étape suivante consistait à visualiser ces informations de manière à faciliter leur compréhension. Pour cela, un graphique radial (Radial Bar Chart) et un diagramme circulaire (Pie Chart) ont été créés en utilisant D3.js.</text:p>
      <text:p text:style-name="Normal"><text:span text:style-name="T87">1. Graphique Radial :</text:span><text:s/>Le graphique radial présente les catégories d'équipements et leur nombre total. Les étapes suivantes ont été suivies pour créer ce graphique :</text:p>
      <text:list text:style-name="LFO3" text:continue-numbering="true">
        <text:list-item>
          <text:p text:style-name="P88"><text:span text:style-name="T89">Chargement des Données :</text:span><text:s/>Les données sont chargées depuis le fichier<text:s/><text:span text:style-name="T90">equipment_counts.json</text:span>.</text:p>
        </text:list-item>
        <text:list-item>
          <text:p text:style-name="P91"><text:span text:style-name="T92">Prétraitement des Données :</text:span><text:s/>Les données sont transformées pour calculer le total des équipements par catégorie.</text:p>
        </text:list-item>
        <text:list-item>
          <text:p text:style-name="P93"><text:span text:style-name="T94">Création du Graphique :</text:span><text:s/>Un graphique radial est créé avec des barres représentant chaque catégorie d'équipement. Les barres sont colorées et une légende est ajoutée pour faciliter l'identification.</text:p>
        </text:list-item>
        <text:list-item>
          <text:p text:style-name="P95"><text:span text:style-name="T96">Interactivité :</text:span><text:s/>Un curseur permet de filtrer les catégories en fonction d'un seuil minimum. En cliquant sur une barre, un diagramme circulaire correspondant à la catégorie est généré.</text:p>
        </text:list-item>
      </text:list>
      <text:p text:style-name="Normal"><text:span text:style-name="T97">2. Diagramme Circulaire :</text:span><text:s/>Le diagramme circulaire présente la répartition des différents équipements au sein d'une catégorie spécifique. Il est généré dynamiquement lorsqu'une barre du graphique radial est cliquée.</text:p>
      <text:p text:style-name="Normal"><text:span text:style-name="T98">3. Code HTML et CSS :</text:span><text:s/>Le fichier<text:s/><text:span text:style-name="T99">index.html</text:span><text:s/>contient la structure de la page web, y compris les conteneurs pour les graphiques et les éléments interactifs. Le style de la page est défini à l'aide de CSS pour garantir une présentation claire et responsive.</text:p>
      <text:p text:style-name="Normal"><text:span text:style-name="T100">4. Scripts JavaScript :</text:span><text:s/>Plusieurs scripts JavaScript sont utilisés pour générer les graphiques et gérer l'interactivité. Ces scripts utilisent la bibliothèque D3.js pour créer et manipuler les éléments SVG qui composent les graphiques.</text:p>
      <text:soft-page-break/>
      <text:p text:style-name="Normal"><draw:custom-shape svg:x="0in" svg:y="0in" svg:width="0in" svg:height="0in" draw:z-index="0" draw:id="id0" draw:style-name="a0" draw:name="Horizontal Line 7" text:anchor-type="as-char"><svg:title/><svg:desc/><draw:enhanced-geometry draw:type="non-primitive" svg:viewBox="0 0 21600 21600" draw:enhanced-path="M 0 0 L 21600 0 21600 21600 0 21600 Z N"/></draw:custom-shape></text:p>
      <text:p text:style-name="Normal">En résumé, cette étape a permis de créer des visualisations interactives qui permettent d'explorer les données sur les équipements des artistes de manière intuitive et informative.</text:p>
      <text:p text:style-name="Normal">Est-ce que cela vous convient pour cette section du rapport ?</text:p>
      <text:p text:style-name="P101">Haut du formulai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Ubuntu Mono" svg:font-family="Ubuntu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jo DM</meta:initial-creator>
    <dc:creator>Jojo DM</dc:creator>
    <meta:creation-date>2023-11-01T02:56:00Z</meta:creation-date>
    <dc:date>2023-11-01T03:03:00Z</dc:date>
    <meta:template xlink:href="Normal.dotm" xlink:type="simple"/>
    <meta:editing-cycles>3</meta:editing-cycles>
    <meta:editing-duration>PT420S</meta:editing-duration>
    <meta:document-statistic meta:page-count="4" meta:paragraph-count="15" meta:word-count="1229" meta:character-count="7975" meta:row-count="56" meta:non-whitespace-character-count="6761"/>
  </office:meta>
</office:document-meta>
</file>